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PM Clone Nifty Penguin Magic npm Enterprise Products Solutions Resources Docs Support Search Join Log In Build amazing</text:p>
      <text:p text:style-name="P1">things Essential JavaScript development tools that help you go to market faster and build powerful applications using</text:p>
      <text:p text:style-name="P1">modern open source code. See plans Join for free Bring the best of open source to your company npm is the tool used by</text:p>
      <text:p text:style-name="P1">over 11,000,000 JavaScript developers around the world. Your developers already use it. Your company depends on it.</text:p>
      <text:p text:style-name="P1">Create an Org and get more out of the tools your team already knows and loves. Zero configuration Create an org, add</text:p>
      <text:p text:style-name="P1">your team, and start collaborating. Nothing to configure, set up, or manage. Team management Control who has access to</text:p>
      <text:p text:style-name="P1">what modules within your team namespace using straightforward team management capabilities. Familiar features npm Orgs</text:p>
      <text:p text:style-name="P1">has 100% parity with all the public npm registry features your developers already use. npm audit Enjoy the security</text:p>
      <text:p text:style-name="P1">auditing features built into the npm client, a zero-friction way to make open source software safer. Create an Or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7$Win32 OpenOffice.org_project/417m1$Build-9800</meta:generator>
    <dc:date>2020-10-30T14:20:04.69</dc:date>
    <meta:document-statistic meta:table-count="0" meta:image-count="0" meta:object-count="0" meta:page-count="1" meta:paragraph-count="9" meta:word-count="170" meta:character-count="1050"/>
    <meta:user-defined meta:name="Info 1"/>
    <meta:user-defined meta:name="Info 2"/>
    <meta:user-defined meta:name="Info 3"/>
    <meta:user-defined meta:name="Info 4"/>
  </office:meta>
</office:document-meta>
</file>